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736in" fo:margin-left="0in" fo:margin-right="0.1965in" table:align="margins"/>
    </style:style>
    <style:style style:name="Table1.A" style:family="table-column">
      <style:table-column-properties style:column-width="1.9049in" style:rel-column-width="17647*"/>
    </style:style>
    <style:style style:name="Table1.B" style:family="table-column">
      <style:table-column-properties style:column-width="2.2826in" style:rel-column-width="21148*"/>
    </style:style>
    <style:style style:name="Table1.C" style:family="table-column">
      <style:table-column-properties style:column-width="0.0625in" style:rel-column-width="579*"/>
    </style:style>
    <style:style style:name="Table1.D" style:family="table-column">
      <style:table-column-properties style:column-width="1.0625in" style:rel-column-width="9843*"/>
    </style:style>
    <style:style style:name="Table1.E" style:family="table-column">
      <style:table-column-properties style:column-width="0.5in" style:rel-column-width="4632*"/>
    </style:style>
    <style:style style:name="Table1.F" style:family="table-column">
      <style:table-column-properties style:column-width="1.2611in" style:rel-column-width="11686*"/>
    </style:style>
    <style:style style:name="Table1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abd1e" officeooo:paragraph-rsid="001abd1e"/>
    </style:style>
    <style:style style:name="P6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7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8" style:family="paragraph" style:parent-style-name="Table_20_Contents">
      <style:text-properties officeooo:paragraph-rsid="002bf066"/>
    </style:style>
    <style:style style:name="P9" style:family="paragraph" style:parent-style-name="Table_20_Contents">
      <style:text-properties officeooo:rsid="0042d43c" officeooo:paragraph-rsid="0042d43c"/>
    </style:style>
    <style:style style:name="P10" style:family="paragraph" style:parent-style-name="Heading_20_2">
      <style:text-properties officeooo:paragraph-rsid="0038ecae"/>
    </style:style>
    <style:style style:name="P11" style:family="paragraph" style:parent-style-name="Heading_20_2">
      <style:text-properties officeooo:paragraph-rsid="004c121b"/>
    </style:style>
    <style:style style:name="P12" style:family="paragraph" style:parent-style-name="Heading_20_3">
      <style:text-properties officeooo:paragraph-rsid="002360fe"/>
    </style:style>
    <style:style style:name="P13" style:family="paragraph" style:parent-style-name="Heading_20_3">
      <style:text-properties officeooo:rsid="0034f7c7" officeooo:paragraph-rsid="0034f7c7"/>
    </style:style>
    <style:style style:name="P14" style:family="paragraph" style:parent-style-name="Heading_20_3">
      <style:text-properties officeooo:rsid="0038ecae" officeooo:paragraph-rsid="0038ecae"/>
    </style:style>
    <style:style style:name="P15" style:family="paragraph" style:parent-style-name="Heading_20_3">
      <style:text-properties officeooo:rsid="003c0125" officeooo:paragraph-rsid="003c0125"/>
    </style:style>
    <style:style style:name="P16" style:family="paragraph" style:parent-style-name="Heading_20_3">
      <style:paragraph-properties fo:margin-left="0.05in" fo:margin-right="0.05in" fo:margin-top="0.0898in" fo:margin-bottom="0.0898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17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18" style:family="paragraph" style:parent-style-name="Heading_20_4">
      <style:text-properties officeooo:rsid="00217531" officeooo:paragraph-rsid="001abd1e"/>
    </style:style>
    <style:style style:name="P19" style:family="paragraph" style:parent-style-name="Heading_20_4">
      <style:text-properties officeooo:rsid="002af519" officeooo:paragraph-rsid="002af519"/>
    </style:style>
    <style:style style:name="P20" style:family="paragraph" style:parent-style-name="Heading_20_4">
      <style:text-properties officeooo:rsid="002bf066"/>
    </style:style>
    <style:style style:name="P21" style:family="paragraph" style:parent-style-name="Heading_20_4">
      <style:text-properties officeooo:rsid="0030a6c6" officeooo:paragraph-rsid="0030a6c6"/>
    </style:style>
    <style:style style:name="P22" style:family="paragraph" style:parent-style-name="Heading_20_4">
      <style:text-properties officeooo:rsid="0034f7c7" officeooo:paragraph-rsid="0038ecae"/>
    </style:style>
    <style:style style:name="P23" style:family="paragraph" style:parent-style-name="Heading_20_4">
      <style:text-properties officeooo:rsid="0038ecae" officeooo:paragraph-rsid="0047e602"/>
    </style:style>
    <style:style style:name="P24" style:family="paragraph" style:parent-style-name="Heading_20_4">
      <style:text-properties officeooo:rsid="0039fbbb" officeooo:paragraph-rsid="0047e602"/>
    </style:style>
    <style:style style:name="P25" style:family="paragraph" style:parent-style-name="Heading_20_4">
      <style:text-properties officeooo:rsid="003c0125" officeooo:paragraph-rsid="003c0125"/>
    </style:style>
    <style:style style:name="P26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27" style:family="paragraph" style:parent-style-name="Table_20_Contents">
      <style:text-properties officeooo:rsid="0011a41e" officeooo:paragraph-rsid="002360fe"/>
    </style:style>
    <style:style style:name="P28" style:family="paragraph" style:parent-style-name="Table_20_Contents" style:list-style-name="L1">
      <style:text-properties officeooo:rsid="001abd1e" officeooo:paragraph-rsid="0020785a"/>
    </style:style>
    <style:style style:name="P29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30" style:family="paragraph" style:parent-style-name="Table_20_Contents">
      <style:text-properties fo:font-style="italic" officeooo:rsid="002bf066" officeooo:paragraph-rsid="002bf066" style:font-style-asian="italic" style:font-style-complex="italic"/>
    </style:style>
    <style:style style:name="P31" style:family="paragraph" style:parent-style-name="Table_20_Contents">
      <style:text-properties fo:font-style="italic" officeooo:rsid="004de29e" officeooo:paragraph-rsid="004de29e" style:font-style-asian="italic" style:font-style-complex="italic"/>
    </style:style>
    <style:style style:name="P32" style:family="paragraph" style:parent-style-name="Table_20_Contents" style:list-style-name="L2">
      <style:text-properties fo:font-weight="normal" officeooo:rsid="0026b7af" officeooo:paragraph-rsid="0020785a" style:font-weight-asian="normal" style:font-weight-complex="normal"/>
    </style:style>
    <style:style style:name="P33" style:family="paragraph" style:parent-style-name="Table_20_Contents" style:list-style-name="L2">
      <style:text-properties officeooo:rsid="00282650" officeooo:paragraph-rsid="00282650"/>
    </style:style>
    <style:style style:name="P34" style:family="paragraph" style:parent-style-name="Table_20_Contents" style:list-style-name="L2">
      <style:text-properties officeooo:rsid="002b590b" officeooo:paragraph-rsid="002b590b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6b7af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officeooo:rsid="00217531"/>
    </style:style>
    <style:style style:name="T13" style:family="text">
      <style:text-properties style:font-name="DejaVu Sans1" fo:font-weight="bold" officeooo:rsid="0011a41e" style:font-name-asian="Microsoft YaHei" style:font-name-complex="Mangal"/>
    </style:style>
    <style:style style:name="T14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5" style:family="text">
      <style:text-properties officeooo:rsid="002360fe"/>
    </style:style>
    <style:style style:name="T16" style:family="text">
      <style:text-properties officeooo:rsid="002aacdb"/>
    </style:style>
    <style:style style:name="T17" style:family="text">
      <style:text-properties officeooo:rsid="002bf066"/>
    </style:style>
    <style:style style:name="T18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19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officeooo:rsid="0030a6c6"/>
    </style:style>
    <style:style style:name="T21" style:family="text">
      <style:text-properties officeooo:rsid="0035a7d2"/>
    </style:style>
    <style:style style:name="T22" style:family="text">
      <style:text-properties officeooo:rsid="0038ecae"/>
    </style:style>
    <style:style style:name="T23" style:family="text">
      <style:text-properties officeooo:rsid="0039fbbb"/>
    </style:style>
    <style:style style:name="T24" style:family="text">
      <style:text-properties officeooo:rsid="003bb04e"/>
    </style:style>
    <style:style style:name="T25" style:family="text">
      <style:text-properties officeooo:rsid="003d70f1"/>
    </style:style>
    <style:style style:name="T26" style:family="text">
      <style:text-properties officeooo:rsid="003f3f14"/>
    </style:style>
    <style:style style:name="T27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28" style:family="text">
      <style:text-properties officeooo:rsid="004c121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"><text:span text:style-name="T14">Vishnu Vasan Nehru </text:span><text:span text:style-name="T13"><text:s text:c="26"/></text:span><text:span text:style-name="T18">+91-74113-6779</text:span><text:span text:style-name="T19">7</text:span></text:p>
            <text:p text:style-name="P2"><text:span text:style-name="T18">6+Years - ECU Function &amp; Test Development Engineer <text:s text:c="39"/></text:span><text:a xlink:type="simple" xlink:href="mailto:vishnuvasan@zoho.com" text:style-name="Internet_20_link" text:visited-style-name="Visited_20_Internet_20_Link">vishnuvasan@zoho.com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5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Date of birth</text:h>
          </table:table-cell>
          <table:table-cell table:style-name="Table1.A1" office:value-type="string">
            <text:p text:style-name="P27">November 9,1987 (28 years old)</text:p>
          </table:table-cell>
          <table:table-cell table:style-name="Table1.A1" table:number-columns-spanned="3" office:value-type="string">
            <text:h text:style-name="Heading_20_3" text:outline-level="3"><text:span text:style-name="T15">Gender/</text:span>Nationality</text:h>
          </table:table-cell>
          <table:covered-table-cell/>
          <table:covered-table-cell/>
          <table:table-cell table:style-name="Table1.A1" office:value-type="string">
            <text:p text:style-name="P4"><text:span text:style-name="T15">Male/</text:span>Indian</text:p>
          </table:table-cell>
        </table:table-row>
        <table:table-row>
          <table:table-cell table:style-name="Table1.A1" table:number-columns-spanned="6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Sep 2013 – Till Date</text:h>
            <text:h text:style-name="P17" text:outline-level="3"/>
          </table:table-cell>
          <table:table-cell table:style-name="Table1.A1" table:number-columns-spanned="5" office:value-type="string">
            <text:h text:style-name="P26" text:outline-level="4">Mercedes Benz Research and Development India, Bangalore,India</text:h>
            <text:p text:style-name="P31">Senior Technical Lead</text:p>
            <text:p text:style-name="P5">Onsite Assignment <text:span text:style-name="T2">@ </text:span><text:span text:style-name="T4">Daimler,</text:span><text:span text:style-name="T2">Stuttgart,Germany: </text:span></text:p>
            <text:p text:style-name="P6"><text:span text:style-name="T3">2014:</text:span><text:span text:style-name="T5"> </text:span>Mar–Jun, Sep-Dec | <text:span text:style-name="T3">2015: </text:span>Ma<text:span text:style-name="T5">r–</text:span>Jun, Oct-Dec</text:p>
            <text:list xml:id="list406727121286400179" text:style-name="L1">
              <text:list-item>
                <text:p text:style-name="P28"><text:span text:style-name="T8">Test Automation </text:span><text:span text:style-name="T7">Development/Testing for Sensor Diagnostic Functions - Engine ECU in Provetech:TA for dSpace HiL Environment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<text:span text:style-name="T12">Feb</text:span> 201<text:span text:style-name="T12">1</text:span> – <text:span text:style-name="T12">Sep 2013</text:span></text:h>
            <text:h text:style-name="P17" text:outline-level="3"/>
          </table:table-cell>
          <table:table-cell table:style-name="Table1.A1" table:number-columns-spanned="5" office:value-type="string">
            <text:h text:style-name="P18" text:outline-level="4">Robert Bosch Engineering and Business Solutions,Coimbatore,India</text:h>
            <text:p text:style-name="P29">Senior Software Engineer</text:p>
            <text:list xml:id="list6291935799153148358" text:style-name="L2">
              <text:list-item>
                <text:p text:style-name="P32">Development of Engine ECU Functions – Actuator Test in ASCET</text:p>
              </text:list-item>
              <text:list-item>
                <text:p text:style-name="P33"><text:span text:style-name="T7">D</text:span><text:span text:style-name="T6">ata to Model</text:span><text:span text:style-name="T10">(D2M)</text:span><text:span text:style-name="T6"> Tool Development and Automation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<text:span text:style-name="T16">Mar 2010</text:span> – <text:span text:style-name="T16">Feb 2011</text:span></text:h>
            <text:h text:style-name="P17" text:outline-level="3"/>
          </table:table-cell>
          <table:table-cell table:style-name="Table1.A1" table:number-columns-spanned="5" office:value-type="string">
            <text:h text:style-name="P19" text:outline-level="4">Automotive Infotronics ( A Joint Venture between Continental AG &amp; Ashok Leyland),Chennai,India</text:h>
            <text:p text:style-name="P7">Graduate Engineer Trainee</text:p>
            <text:list xml:id="list115003397985450" text:continue-numbering="true" text:style-name="L2">
              <text:list-item>
                <text:p text:style-name="P34"><text:span text:style-name="T9">A</text:span><text:span text:style-name="T6">pplication Layer Development for Intelligent Tire System Display in LogiCAD</text:span></text:p>
              </text:list-item>
              <text:list-item>
                <text:p text:style-name="P34"><text:span text:style-name="T6">Black Box Testing for Integrat</text:span><text:span text:style-name="T11">ed </text:span><text:span text:style-name="T6">Body Control Unit and ML Cluster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<text:span text:style-name="T17">4</text:span> - 20<text:span text:style-name="T17">08</text:span></text:h>
            <text:h text:style-name="Heading_20_3" text:outline-level="3"/>
          </table:table-cell>
          <table:table-cell table:style-name="Table1.A1" table:number-columns-spanned="5" office:value-type="string">
            <text:h text:style-name="P20" text:outline-level="4">Bachelor of Engineering – Electronics and Communication Engineering</text:h>
            <text:p text:style-name="P30">77% - I Class</text:p>
            <text:p text:style-name="P8"><text:span text:style-name="T17">Anna University</text:span>/ <text:span text:style-name="T17">Saranathan College of Engineering,Trichy, TamilNadu,Ind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5" office:value-type="string">
            <text:h text:style-name="P21" text:outline-level="4">Tami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5" office:value-type="string">
            <text:h text:style-name="Heading_20_4" text:outline-level="4"><text:span text:style-name="T20">English</text:span> <text:s/>- <text:span text:style-name="T27">(Very good command both written and spoken)</text:span></text:h>
            <text:p text:style-name="P9"><text:span text:style-name="T2">German - </text:span>(Currently Learn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0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Modeling Tools</text:h>
          </table:table-cell>
          <table:table-cell table:style-name="Table1.A1" table:number-columns-spanned="2" office:value-type="string">
            <text:h text:style-name="P22" text:outline-level="4">MATLAB <text:span text:style-name="T22">Simulink/Stateflow</text:span>,</text:h>
            <text:h text:style-name="P22" text:outline-level="4">ASCET,LogiCAD,<text:span text:style-name="T21">SciLab</text:span></text:h>
          </table:table-cell>
          <table:covered-table-cell/>
          <table:table-cell table:style-name="Table1.A1" office:value-type="string">
            <text:h text:style-name="P13" text:outline-level="3">Languages</text:h>
          </table:table-cell>
          <table:table-cell table:style-name="Table1.A1" table:number-columns-spanned="2" office:value-type="string">
            <text:h text:style-name="P22" text:outline-level="4"><text:span text:style-name="T24">VBA,</text:span>Python,Perl,C</text:h>
            <text:h text:style-name="P22" text:outline-level="4">Embedded C,Ruby</text:h>
          </table:table-cell>
          <table:covered-table-cell/>
        </table:table-row>
        <table:table-row>
          <table:table-cell table:style-name="Table1.A1" office:value-type="string">
            <text:h text:style-name="P14" text:outline-level="3">ECU Tools</text:h>
          </table:table-cell>
          <table:table-cell table:style-name="Table1.A1" table:number-columns-spanned="5" office:value-type="string">
            <text:h text:style-name="P23" text:outline-level="4">Provetech TA,INCA,<text:span text:style-name="T23">Softune, </text:span></text:h>
            <text:h text:style-name="P24" text:outline-level="4">dSpace HiL,ETAS Lab Car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25" text:outline-level="4">Git,Django,J<text:span text:style-name="T25">s</text:span>,</text:h>
            <text:h text:style-name="P25" text:outline-level="4">HTML,D3J<text:span text:style-name="T26">s</text:span></text:h>
          </table:table-cell>
          <table:covered-table-cell/>
          <table:table-cell table:style-name="Table1.A1" table:number-columns-spanned="2" office:value-type="string">
            <text:h text:style-name="P15" text:outline-level="3">Operating System</text:h>
          </table:table-cell>
          <table:covered-table-cell/>
          <table:table-cell table:style-name="Table1.A1" office:value-type="string">
            <text:h text:style-name="P25" text:outline-level="4">Windows,<text:span text:style-name="T28">OS X</text:span></text:h>
            <text:h text:style-name="P25" text:outline-level="4">Linux</text:h>
          </table:table-cell>
        </table:table-row>
        <table:table-row>
          <table:table-cell table:style-name="Table1.A1" table:number-columns-spanned="3" office:value-type="string">
            <text:h text:style-name="P11" text:outline-level="2"/>
          </table:table-cell>
          <table:covered-table-cell/>
          <table:covered-table-cell/>
          <table:table-cell table:style-name="Table1.A1" table:number-columns-spanned="3" office:value-type="string">
            <text:h text:style-name="Heading_20_2" text:outline-level="2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end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end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1H30M28S</meta:editing-duration>
    <meta:editing-cycles>67</meta:editing-cycles>
    <meta:generator>LibreOffice/5.0.0.5$Linux_X86_64 LibreOffice_project/00$Build-5</meta:generator>
    <dc:title>curriculum_vitae_v.2</dc:title>
    <meta:initial-creator>Inglourious </meta:initial-creator>
    <dc:date>2016-07-03T11:50:03.189887044</dc:date>
    <dc:creator>Inglourious </dc:creator>
    <meta:document-statistic meta:table-count="1" meta:image-count="0" meta:object-count="0" meta:page-count="2" meta:paragraph-count="53" meta:word-count="224" meta:character-count="1718" meta:non-whitespace-character-count="1481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